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02cm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cm" fo:margin-bottom="0.102cm" loext:contextual-spacing="false"/>
      <style:text-properties style:font-name="DejaVu Sans Condensed" fo:font-style="italic" style:font-style-asian="italic" style:font-style-complex="italic"/>
    </style:style>
    <style:style style:name="P3" style:family="paragraph" style:parent-style-name="Standard">
      <style:text-properties style:font-name="DejaVu Sans Condensed" fo:font-size="10pt" officeooo:rsid="0012af63" officeooo:paragraph-rsid="0012af63" style:font-size-asian="10pt" style:font-size-complex="10pt"/>
    </style:style>
    <style:style style:name="P4" style:family="paragraph" style:parent-style-name="Standard" style:list-style-name="L2">
      <style:paragraph-properties fo:margin-top="0cm" fo:margin-bottom="0.102cm" loext:contextual-spacing="false"/>
      <style:text-properties style:font-name="DejaVu Sans Condensed"/>
    </style:style>
    <style:style style:name="P5" style:family="paragraph" style:parent-style-name="Standard" style:list-style-name="L2">
      <style:paragraph-properties fo:margin-top="0cm" fo:margin-bottom="0.102cm" loext:contextual-spacing="false"/>
      <style:text-properties style:font-name="DejaVu Sans Condensed" officeooo:paragraph-rsid="00102c98"/>
    </style:style>
    <style:style style:name="P6" style:family="paragraph" style:parent-style-name="Standard" style:list-style-name="L3">
      <style:paragraph-properties fo:margin-top="0cm" fo:margin-bottom="0.102cm" loext:contextual-spacing="false"/>
      <style:text-properties style:font-name="DejaVu Sans Condensed"/>
    </style:style>
    <style:style style:name="P7" style:family="paragraph" style:parent-style-name="Standard" style:list-style-name="L4">
      <style:paragraph-properties fo:margin-top="0cm" fo:margin-bottom="0.102cm" loext:contextual-spacing="false"/>
      <style:text-properties style:font-name="DejaVu Sans Condensed"/>
    </style:style>
    <style:style style:name="P8" style:family="paragraph" style:parent-style-name="Standard" style:list-style-name="L5">
      <style:paragraph-properties fo:margin-top="0cm" fo:margin-bottom="0.102cm" loext:contextual-spacing="false"/>
      <style:text-properties style:font-name="DejaVu Sans Condensed"/>
    </style:style>
    <style:style style:name="P9" style:family="paragraph" style:parent-style-name="Standard" style:list-style-name="L6">
      <style:paragraph-properties fo:margin-top="0cm" fo:margin-bottom="0.102cm" loext:contextual-spacing="false"/>
      <style:text-properties style:font-name="DejaVu Sans Condensed"/>
    </style:style>
    <style:style style:name="P10" style:family="paragraph" style:parent-style-name="Standard" style:list-style-name="L6">
      <style:paragraph-properties fo:margin-top="0cm" fo:margin-bottom="0.102cm" loext:contextual-spacing="false"/>
      <style:text-properties style:font-name="DejaVu Sans Condensed" officeooo:rsid="0010cbf5" officeooo:paragraph-rsid="0010cbf5"/>
    </style:style>
    <style:style style:name="P11" style:family="paragraph" style:parent-style-name="Standard" style:list-style-name="L1">
      <style:paragraph-properties fo:margin-top="0cm" fo:margin-bottom="0.102cm" loext:contextual-spacing="false">
        <style:tab-stops>
          <style:tab-stop style:position="2.831cm"/>
        </style:tab-stops>
      </style:paragraph-properties>
      <style:text-properties style:font-name="DejaVu Sans Condensed"/>
    </style:style>
    <style:style style:name="P12" style:family="paragraph" style:parent-style-name="Standard" style:list-style-name="L1">
      <style:paragraph-properties fo:margin-top="0cm" fo:margin-bottom="0.102cm" loext:contextual-spacing="false">
        <style:tab-stops>
          <style:tab-stop style:position="2.831cm"/>
        </style:tab-stops>
      </style:paragraph-properties>
      <style:text-properties style:font-name="DejaVu Sans Condensed" officeooo:paragraph-rsid="001700e2"/>
    </style:style>
    <style:style style:name="P13" style:family="paragraph" style:parent-style-name="Standard" style:list-style-name="L3">
      <style:paragraph-properties fo:margin-top="0cm" fo:margin-bottom="0.203cm" loext:contextual-spacing="false"/>
      <style:text-properties style:font-name="DejaVu Sans Condensed"/>
    </style:style>
    <style:style style:name="P14" style:family="paragraph" style:parent-style-name="Standard" style:list-style-name="L4">
      <style:paragraph-properties fo:margin-top="0cm" fo:margin-bottom="0.203cm" loext:contextual-spacing="false"/>
      <style:text-properties style:font-name="DejaVu Sans Condensed"/>
    </style:style>
    <style:style style:name="P15" style:family="paragraph" style:parent-style-name="Standard" style:list-style-name="L5">
      <style:paragraph-properties fo:margin-top="0cm" fo:margin-bottom="0.203cm" loext:contextual-spacing="false"/>
      <style:text-properties style:font-name="DejaVu Sans Condensed"/>
    </style:style>
    <style:style style:name="P16" style:family="paragraph" style:parent-style-name="Heading_20_1">
      <style:paragraph-properties fo:margin-left="0cm" fo:margin-right="0cm" fo:margin-top="0cm" fo:margin-bottom="0.203cm" loext:contextual-spacing="false" fo:text-indent="0cm" style:auto-text-indent="false">
        <style:tab-stops/>
      </style:paragraph-properties>
      <style:text-properties style:font-name="DejaVu Sans Condensed" fo:font-size="24pt" officeooo:rsid="000663c9" officeooo:paragraph-rsid="000663c9" style:font-size-asian="24pt" style:font-size-complex="24pt"/>
    </style:style>
    <style:style style:name="P17" style:family="paragraph" style:parent-style-name="Heading_20_2">
      <style:text-properties style:font-name="DejaVu Sans Condensed"/>
    </style:style>
    <style:style style:name="P18" style:family="paragraph">
      <style:paragraph-properties fo:line-height="120%" fo:text-align="end"/>
    </style:style>
    <style:style style:name="P19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66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af59" style:font-weight-asian="normal" style:font-weight-complex="normal"/>
    </style:style>
    <style:style style:name="T5" style:family="text">
      <style:text-properties fo:font-weight="normal" officeooo:rsid="00138660" style:font-weight-asian="normal" style:font-weight-complex="normal"/>
    </style:style>
    <style:style style:name="T6" style:family="text">
      <style:text-properties fo:font-weight="normal" officeooo:rsid="0017b4f3" style:font-weight-asian="normal" style:font-weight-complex="normal"/>
    </style:style>
    <style:style style:name="T7" style:family="text">
      <style:text-properties officeooo:rsid="000c8ec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0cbf5"/>
    </style:style>
    <style:style style:name="T10" style:family="text">
      <style:text-properties officeooo:rsid="00138660"/>
    </style:style>
    <style:style style:name="T11" style:family="text">
      <style:text-properties officeooo:rsid="0013b960"/>
    </style:style>
    <style:style style:name="T12" style:family="text">
      <style:text-properties officeooo:rsid="001700e2"/>
    </style:style>
    <style:style style:name="T13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text:anchor-type="paragraph" draw:z-index="0" draw:style-name="gr1" draw:text-style-name="P19" svg:width="7.859cm" svg:height="2.59cm" svg:x="8.989cm" svg:y="0.065cm"><draw:text-box><text:p text:style-name="P18"><text:span text:style-name="T13">TSBE – 2017 – Frühlingssemester</text:span></text:p><text:p text:style-name="P18"><text:span text:style-name="T13">Freitags 8:00 - 13:10 (6 Lektionen)</text:span></text:p><text:p text:style-name="P18"><text:span text:style-name="T13">Klasse: 15-Informatik</text:span></text:p><text:p text:style-name="P18"><text:span text:style-name="T13">Zimmer 206</text:span></text:p></draw:text-box></draw:frame>Web-Programmieren</text:h>
      <text:p text:style-name="P3">Marco Schmalz &lt;marco.schmalz@gibb.ch&gt;</text:p>
      <text:h text:style-name="P17" text:outline-level="2">Programm</text:h>
      <text:list xml:id="list7183270682544982503" text:style-name="L1">
        <text:list-item>
          <text:p text:style-name="P12">5. <text:span text:style-name="T11">Mai</text:span> 2017:<text:tab/><text:span text:style-name="T12">Einführung, HTML und CSS, Twitter Bootstrap, Projektstart</text:span></text:p>
        </text:list-item>
        <text:list-item>
          <text:p text:style-name="P12"><text:span text:style-name="T11">12</text:span>. <text:span text:style-name="T11">Mai</text:span> 2017:<text:tab/><text:span text:style-name="T12">UX-Design, Repetition HTML/CSS, Einführung JavaScript</text:span></text:p>
        </text:list-item>
        <text:list-item>
          <text:p text:style-name="P12"><text:span text:style-name="T11">19</text:span>. M<text:span text:style-name="T11">ai</text:span> 2017:<text:tab/><text:span text:style-name="T12">JavaScript, Bindings/Vue, Projektarbeit</text:span></text:p>
        </text:list-item>
        <text:list-item>
          <text:p text:style-name="P12"><text:span text:style-name="T11">2. Juni</text:span> 2017:<text:tab/><text:span text:style-name="T12">Routing, einfaches Backend, Projektarbeit</text:span><text:tab/> </text:p>
        </text:list-item>
        <text:list-item>
          <text:p text:style-name="P11"><text:span text:style-name="T11">9. Juni </text:span>2017: <text:tab/><text:span text:style-name="T12">Elasticsearch, Präsentationen, Praxistipps</text:span></text:p>
        </text:list-item>
      </text:list>
      <text:h text:style-name="P17" text:outline-level="2">Leistungskontrolle</text:h>
      <text:list xml:id="list2998702509333917773" text:style-name="L2">
        <text:list-item>
          <text:p text:style-name="P5">Test: <text:span text:style-name="T2">2.</text:span><text:span text:style-name="T1"> </text:span><text:span text:style-name="T2">Juni</text:span><text:span text:style-name="T1"> 201</text:span><text:span text:style-name="T2">7</text:span><text:span text:style-name="T1">, 8:00 – 8:45<text:line-break/></text:span><text:span text:style-name="T3">Stoff: HTML , </text:span><text:span text:style-name="T6">CSS und JavaScript</text:span><text:span text:style-name="T3"><text:line-break/>Hilfsmittel: 2 A4-Blätter (Cheatsheets)</text:span></text:p>
        </text:list-item>
        <text:list-item>
          <text:p text:style-name="P4"><text:span text:style-name="T3">Projekt:<text:line-break/>Präsentation und Abgabe </text:span><text:span text:style-name="T4">(Code und Projektbericht)</text:span><text:span text:style-name="T3">: </text:span><text:span text:style-name="T2">9. Juni</text:span><text:span text:style-name="T1"> 201</text:span><text:span text:style-name="T2">7</text:span></text:p>
        </text:list-item>
      </text:list>
      <text:h text:style-name="P17" text:outline-level="2">Projekt</text:h>
      <text:p text:style-name="P1">Vorgaben:</text:p>
      <text:list xml:id="list5701295845526431756" text:style-name="L3">
        <text:list-item>
          <text:p text:style-name="P6">Projektarbeit in 2er- oder 3er-Teams</text:p>
        </text:list-item>
        <text:list-item>
          <text:p text:style-name="P13">Erstellen einer kleinen (3 Screens) dynamischen Webapplikation (Prototyp und Umsetzung)</text:p>
        </text:list-item>
      </text:list>
      <text:p text:style-name="P1">Projektbericht (Abgabe bis <text:span text:style-name="T12">9</text:span>. <text:span text:style-name="T12">Juni</text:span> 2017):</text:p>
      <text:list xml:id="list7278723028792510929" text:style-name="L4">
        <text:list-item>
          <text:p text:style-name="P7">Einführung: Beschreibung der Projektidee</text:p>
        </text:list-item>
        <text:list-item>
          <text:p text:style-name="P7">Spezifikation mittels Papierprototyp</text:p>
        </text:list-item>
        <text:list-item>
          <text:p text:style-name="P7">Arbeitsjournal</text:p>
        </text:list-item>
        <text:list-item>
          <text:p text:style-name="P14">Fazit <text:span text:style-name="T9">(Technisch und Teamwork)</text:span></text:p>
        </text:list-item>
      </text:list>
      <text:p text:style-name="P1">Präsentation und Demo (<text:span text:style-name="T12">9</text:span>. <text:span text:style-name="T12">Juni</text:span> 2017:)</text:p>
      <text:list xml:id="list8985224895431826099" text:style-name="L5">
        <text:list-item>
          <text:p text:style-name="P8">5 Minuten Präsentation (inkl. Demo).</text:p>
        </text:list-item>
        <text:list-item>
          <text:p text:style-name="P8">Live-Demonstration der Applikation.</text:p>
        </text:list-item>
        <text:list-item>
          <text:p text:style-name="P15">Vertieftes Eingehen auf <text:span text:style-name="T8">einen</text:span> technischen Aspekt und seiner Umsetzung.</text:p>
        </text:list-item>
      </text:list>
      <text:p text:style-name="P2">Bewertungskriterien:</text:p>
      <text:list xml:id="list8999431450294481227" text:style-name="L6">
        <text:list-item>
          <text:p text:style-name="P9">Funktionalität und Code: (½)</text:p>
          <text:list>
            <text:list-item>
              <text:p text:style-name="P10">Die Applikation funktioniert ohne grössere Probleme.</text:p>
            </text:list-item>
            <text:list-item>
              <text:p text:style-name="P10">Zusatzpunkte für Zusatzfunktionen.</text:p>
            </text:list-item>
            <text:list-item>
              <text:p text:style-name="P10">Der Code ist übersichtlich organisiert.</text:p>
            </text:list-item>
          </text:list>
        </text:list-item>
        <text:list-item>
          <text:p text:style-name="P9">Projektbericht und Präsentation (½)</text:p>
          <text:list>
            <text:list-item>
              <text:p text:style-name="P9"><text:span text:style-name="T9">Die </text:span>Spezifikation <text:span text:style-name="T9">ist</text:span> vollstä<text:span text:style-name="T9">ndig.</text:span></text:p>
            </text:list-item>
            <text:list-item>
              <text:p text:style-name="P10">Aus dem Journal ist die Vorgehensweise der Gruppe ersichtlich.</text:p>
            </text:list-item>
            <text:list-item>
              <text:p text:style-name="P10">Das Fazit fasst zusammen was gut bzw. schlecht funktioniert hat, und ergründet dies.</text:p>
            </text:list-item>
            <text:list-item>
              <text:p text:style-name="P10">Lebendige Präsentation unter Einhaltung der Zeitvorgab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007cm" fo:margin-bottom="1.57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7-05-05T13:13:39.242001669</dc:date>
    <dc:creator>Marco Schmalz</dc:creator>
    <meta:editing-duration>PT13H57M2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11" meta:character-count="1507" meta:non-whitespace-character-count="1355"/>
  </office:meta>
</office:document-meta>
</file>